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style style:name="P1" style:parent-style-name="Überschrift1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>
      <style:paragraph-properties fo:margin-left="0.4923in" fo:text-indent="-0.25in">
        <style:tab-stops/>
      </style:paragraph-properties>
    </style:style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</office:automatic-styles>
  <office:body>
    <office:text text:use-soft-page-breaks="true">
      <text:h text:style-name="P1" text:outline-level="1">Programmieren – Abschlussprojekt</text:h>
      <text:p text:style-name="Standard">Zur besseren Übersicht darüber, wer was geschrieben hat: Schriftfarben verwenden (es sei denn, Github kann das ohnehin besser managen. Weiß ich leider<text:s/>noch nicht)!</text:p>
      <text:p text:style-name="Standard">Schwarz:<text:tab/>Alex</text:p>
      <text:h text:style-name="Überschrift2" text:outline-level="2">Anforderungen</text:h>
      <text:list text:style-name="LFO1" text:continue-numbering="true">
        <text:list-item>
          <text:p text:style-name="P2">Gute Kapselung</text:p>
        </text:list-item>
        <text:list-item>
          <text:p text:style-name="P3">Auf Wiederverwendbarkeit des Codes achten</text:p>
        </text:list-item>
      </text:list>
      <text:h text:style-name="Überschrift2" text:outline-level="2">Klassendesign</text:h>
      <text:h text:style-name="Überschrift3" text:outline-level="3">Logger</text:h>
      <text:list text:style-name="LFO2" text:continue-numbering="true">
        <text:list-item>
          <text:p text:style-name="P4">Sämtliche Aktionen sollten geloggt werden.</text:p>
        </text:list-item>
        <text:list-item>
          <text:p text:style-name="P5">Fehler müssen unbedingt geloggt werden!</text:p>
        </text:list-item>
        <text:list-item>
          <text:p text:style-name="P6">Format: Datum, Uhrzeit (ev. inkl. Angabe Millisekunde), Meldungstyp (Status, Error, etc), Meldung</text:p>
        </text:list-item>
        <text:list-item>
          <text:p text:style-name="P7">Max. Dateigröße einstellbar.</text:p>
        </text:list-item>
        <text:list-item>
          <text:p text:style-name="P8">Beim Erreichen der max. Dateigröße: log.txt umbenennen in log.txt.bak und neue log.txt erstellen.</text:p>
        </text:list-item>
        <text:list-item>
          <text:p text:style-name="P9">Beim konfigurieren einer kleineren max. Dateigröße (aktuelle log.txt ist größer als neu konfigurierte max. Dateigröße): aktuelle log.txt umbenennen log.txt.bak und neue log.txt erstellen.</text:p>
        </text:list-item>
        <text:list-item>
          <text:p text:style-name="P10">Existierende log.txt.bak werden gelöscht, sobald eine neue log.txt.bak angelegt wird!</text:p>
        </text:list-item>
      </text:list>
      <text:p text:style-name="Standard"/>
      <text:h text:style-name="Überschrift3" text:outline-level="3">Exceptions</text:h>
      <text:p text:style-name="Standard">Fehler sollen über eigene Exceptions gemeldet und anschließend abgefangen werden.</text:p>
      <text:p text:style-name="Standard"/>
      <text:h text:style-name="Überschrift3" text:outline-level="3">Konfigurationsdatei</text:h>
      <text:p text:style-name="Standard">Applikationskonfigurationen werden in einer entsprechenden Datei gespeichert und können bei Bedarf geladen werden.</text:p>
      <text:p text:style-name="Standard">Als Dateiformat scheint insbesondere XML eine geeignete Lösung zu sein. Es gibt entsprechende<text:s/>Klassen zum Erstellen und Lesen von XML-Files. Außerdem können die Daten aus XML-Files leicht in Klassen (Objekten) gespeichert werden, womit sie in der Applikation leicht zu verwenden sind. Des Weiteren können XML-Files auch leicht mittels Editor bearbeitet werden.</text:p>
      <text:p text:style-name="Standard"/>
      <text:list text:style-name="LFO3" text:continue-numbering="true">
        <text:list-item>
          <text:p text:style-name="P11">Quellverzeichnisse (rekursiv oder nicht)</text:p>
        </text:list-item>
        <text:list-item>
          <text:p text:style-name="P12">Ausnahmen in den Quellverzeichnis (Daten die nicht synchronisiert werden sollen)</text:p>
        </text:list-item>
        <text:list-item>
          <text:p text:style-name="P13">Zielverzeichnisse</text:p>
        </text:list-item>
        <text:list-item>
          <text:p text:style-name="P14">max. Größe der Log-Datei (siehe Logger)</text:p>
        </text:list-item>
        <text:list-item>
          <text:p text:style-name="P15">Parallel-Mode (Synchronisierung auf mehrere Zielverzeichnisse gleichzeitig, sofern eigene physikalische Laufwerke)</text:p>
        </text:list-item>
        <text:list-item>
          <text:p text:style-name="P16">Block-Größe (Synchronisierung großer Dateien, nur mehr betroffene Blöcke synchronisieren)</text:p>
        </text:list-item>
      </text:list>
      <text:soft-page-break/>
      <text:h text:style-name="Überschrift2" text:outline-level="2">Überlegungen zur Applikationsbedienung und -Funktionalität</text:h>
      <text:h text:style-name="Überschrift3" text:outline-level="3">Start der Applikation</text:h>
      <text:p text:style-name="Textbody">Alle Schritte sollten entsprechend geloggt und ggf. zu Ausgaben an der Konsole führen.</text:p>
      <text:list text:style-name="LFO4" text:continue-numbering="true">
        <text:list-item>
          <text:p text:style-name="P17">In der Konsole kann beim Aufruf der Applikation ein Config-File über die Arguments angegeben werden.</text:p>
        </text:list-item>
        <text:list-item>
          <text:p text:style-name="P18">Wird kein Config-File angegeben:</text:p>
          <text:list text:continue-numbering="true">
            <text:list-item>
              <text:p text:style-name="P19">Option zum Laden eines Config-Files (per Pfadangabe)</text:p>
            </text:list-item>
            <text:list-item>
              <text:p text:style-name="P20">Option zum Anlegen eines Config-Files</text:p>
              <text:list text:continue-numbering="true">
                <text:list-item>
                  <text:p text:style-name="P21">Schrittweises Durchlaufen aller Einstellungen und Abfragen der gewünschten Konfiguration (ungültige Eingaben abfangen, Exception-Handling)</text:p>
                </text:list-item>
                <text:list-item>
                  <text:p text:style-name="P22">Speichern der fertigen Konfigurations-Datei (u.U. unter einem bestimmten Namen, zum Erstellen<text:s/>von verschiedenen Config-Files)</text:p>
                </text:list-item>
              </text:list>
            </text:list-item>
          </text:list>
        </text:list-item>
        <text:list-item>
          <text:p text:style-name="P23">Konnte ein Config-File geladen werden: eigentlicher Applikationsbetrieb</text:p>
        </text:list-item>
      </text:list>
      <text:h text:style-name="Überschrift3" text:outline-level="3">Eigentlicher Applikationsbetrieb</text:h>
      <text:p text:style-name="Textbody">Alle Schritte sollten entsprechend geloggt und ggf. zu Ausgaben an der Konsole führen.</text:p>
      <text:list text:style-name="LFO5" text:continue-numbering="true">
        <text:list-item>
          <text:p text:style-name="P24">Option zum Ändern des geladenen<text:s/>Config-Files (Durchlaufen der Config ähnlich wie beim Anlegen)</text:p>
        </text:list-item>
        <text:list-item>
          <text:p text:style-name="P25">Synchronisierung starten: bei entsprechender Eingabe (z.B. durch Drücken einer Taste) oder automatisch (eher nicht, zumal ein Ändern der Config hier nicht mehr möglich wäre)</text:p>
        </text:list-item>
        <text:list-item>
          <text:p text:style-name="P26">Wurde die<text:s/>Synchronisierung gestartet: Synchronisierung</text:p>
        </text:list-item>
      </text:list>
      <text:h text:style-name="Überschrift3" text:outline-level="3">Synchronisierung</text:h>
      <text:p text:style-name="Textbody">Alle Schritte sollten entsprechend geloggt und ggf. zu Ausgaben an der Konsole führen.</text:p>
      <text:list text:style-name="LFO6" text:continue-numbering="true">
        <text:list-item>
          <text:p text:style-name="P27">Quell- und Zielverzeichnisse (insbesondere deren Erreichbarkeit, wenn auf NAS oder anderem Host) werden ermittelt.</text:p>
          <text:list text:continue-numbering="true">
            <text:list-item>
              <text:p text:style-name="P28">nicht erreichbare Zielverzeichnisse ignorieren. Loggen!</text:p>
            </text:list-item>
            <text:list-item>
              <text:p text:style-name="P29">nicht erreichbare Quellverzeichnisse: auch Zielverzeichnisse ignorieren. Loggen!</text:p>
            </text:list-item>
          </text:list>
        </text:list-item>
        <text:list-item>
          <text:p text:style-name="P30">Bei rekursivem Durchlaufen:</text:p>
          <text:list text:continue-numbering="true">
            <text:list-item>
              <text:p text:style-name="P31">Durchlaufen aller Unterverzeichnisse und Abspeichern der Pfade in einer Liste.<text:s/>Dadurch können die jeweiligen Pfade anschließend sequentiell untersucht werden (wodurch eine komplizierte Rekursion vermieden werden kann).</text:p>
            </text:list-item>
            <text:list-item>
              <text:p text:style-name="P32">Auf Ausnahmen achten (Ordner welche nicht synchronisiert werden sollen)! Wenn Ausnahme nicht mehr vorhanden (z.B. da<text:s/>gelöscht), Ausnahme ignorieren (loggen!).</text:p>
            </text:list-item>
          </text:list>
        </text:list-item>
        <text:list-item>
          <text:p text:style-name="P33">Enthaltene Dateien werden auf Unterschiede untersucht:</text:p>
          <text:list text:continue-numbering="true">
            <text:list-item>
              <text:p text:style-name="P34">Dateigröße (vorerst ohne Beachtung der Blockgröße), Erstellungsdatum, Attribute, gelöscht, etc.</text:p>
            </text:list-item>
            <text:list-item>
              <text:p text:style-name="P35">betroffenen Dateien (wenn Unterschiede festgestellt wurden) merken (z.B. in einer Liste von zu synchronisierenden Dateien).</text:p>
            </text:list-item>
          </text:list>
        </text:list-item>
        <text:list-item>
          <text:p text:style-name="P36">Betroffene Dateien (aus der Liste) synchronisieren</text:p>
        </text:list-item>
        <text:list-item>
          <text:p text:style-name="P37">Quellverzeichnis permanent überwachen!</text:p>
          <text:soft-page-break/>
          <text:list text:continue-numbering="true">
            <text:list-item>
              <text:p text:style-name="P38">Wurde eine Änderung gemeldet: Nachsehen, ob betroffenen Datei in der Liste der zu synchronisierenden Dateien ist und (wenn ja) ob sie schon synchronisiert wurde oder nicht.</text:p>
              <text:list text:continue-numbering="true">
                <text:list-item>
                  <text:p text:style-name="P39">Wenn ja/ja: betroffene Datei erneut zur Liste der zu synchronisierenden Dateien hinzufügen.</text:p>
                </text:list-item>
                <text:list-item>
                  <text:p text:style-name="P40">Wenn ja/nein: keine weitere Schritte notwendig. Datei wird ohnehin noch synchronisiert.</text:p>
                </text:list-item>
                <text:list-item>
                  <text:p text:style-name="P41">Wenn ja/wird gerade synchronisiert: betroffene Datei erneut zur Liste der zu synchronisierenden Dateien hinzufügen.</text:p>
                </text:list-item>
                <text:list-item>
                  <text:p text:style-name="P42">Wenn nein/null: betroffene Datei zur Liste der zu synchronisierenden Dateien hinzufügen.</text:p>
                </text:list-item>
              </text:list>
            </text:list-item>
          </text:list>
        </text:list-item>
        <text:list-item>
          <text:p text:style-name="P43">Synchronisierung abgeschlossen (Loggen!)</text:p>
          <text:list text:continue-numbering="true">
            <text:list-item>
              <text:p text:style-name="P44">entsprechende Meldung an den Benutzer (dieser muss das Programm durch Bestätigung beenden)</text:p>
              <text:list text:continue-numbering="true">
                <text:list-item>
                  <text:p text:style-name="P45">solange nicht beendet wurde: permanente Überwachung der Quellverzeichnisse</text:p>
                  <text:list text:continue-numbering="true">
                    <text:list-item>
                      <text:p text:style-name="P46">bei Änderungen erneuter Anstoß der Synchronisierung</text:p>
                      <text:list text:continue-numbering="true">
                        <text:list-item>
                          <text:p text:style-name="P47">Synchronisierung abgeschlossen (rekursiv, also alle Punkte erneut beachten!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3" style:display-name="Überschrift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io Murrent</meta:initial-creator>
    <dc:creator>Mario Murrent</dc:creator>
    <meta:creation-date>2013-10-08T14:03:00Z</meta:creation-date>
    <dc:date>2013-10-08T19:22:00Z</dc:date>
    <meta:template xlink:href="Normal.dotm" xlink:type="simple"/>
    <meta:editing-cycles>1</meta:editing-cycles>
    <meta:editing-duration>PT0S</meta:editing-duration>
    <meta:document-statistic meta:page-count="3" meta:paragraph-count="10" meta:word-count="692" meta:character-count="5047" meta:row-count="36" meta:non-whitespace-character-count="4365"/>
  </office:meta>
</office:document-meta>
</file>